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alibri" svg:font-family="Calibri, sans-serif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.1945in" fo:margin-bottom="0.0835in"/>
      <style:text-properties fo:color="#000000" style:font-name="Arial" fo:font-size="11.5pt" fo:language="en" fo:country="US"/>
    </style:style>
    <style:style style:name="P2" style:family="paragraph" style:parent-style-name="Text_20_body" style:list-style-name="L2">
      <style:paragraph-properties fo:margin-top="0.1945in" fo:margin-bottom="0.0835in"/>
      <style:text-properties fo:color="#000000" style:font-name="Arial" fo:font-size="11.5pt" fo:language="en" fo:country="US"/>
    </style:style>
    <style:style style:name="P3" style:family="paragraph" style:parent-style-name="Text_20_body" style:list-style-name="L3">
      <style:paragraph-properties fo:margin-top="0.1945in" fo:margin-bottom="0.0835in"/>
      <style:text-properties fo:color="#000000" style:font-name="Arial" fo:font-size="11.5pt" fo:language="en" fo:country="US"/>
    </style:style>
    <style:style style:name="P4" style:family="paragraph" style:parent-style-name="Text_20_body" style:list-style-name="L4">
      <style:paragraph-properties fo:margin-top="0.1945in" fo:margin-bottom="0.0835in"/>
      <style:text-properties fo:color="#000000" style:font-name="Arial" fo:font-size="11.5pt" fo:language="en" fo:country="US"/>
    </style:style>
    <style:style style:name="P5" style:family="paragraph" style:parent-style-name="Text_20_body" style:list-style-name="L1">
      <style:paragraph-properties fo:margin-top="0.1945in" fo:margin-bottom="0.0835in"/>
      <style:text-properties fo:color="#980000" style:font-name="Arial" fo:font-size="11.5pt" fo:language="en" fo:country="US"/>
    </style:style>
    <style:style style:name="P6" style:family="paragraph" style:parent-style-name="Text_20_body" style:list-style-name="L2">
      <style:paragraph-properties fo:margin-top="0.1945in" fo:margin-bottom="0.0835in"/>
      <style:text-properties fo:color="#980000" style:font-name="Arial" fo:font-size="11.5pt" fo:language="en" fo:country="US"/>
    </style:style>
    <style:style style:name="P7" style:family="paragraph" style:parent-style-name="Text_20_body">
      <style:paragraph-properties fo:margin-left="0.5in" fo:margin-right="0in" fo:margin-top="0in" fo:margin-bottom="0in" fo:text-indent="-0.25in" style:auto-text-indent="false"/>
      <style:text-properties style:font-name="Calibri" fo:font-size="11pt" fo:language="en" fo:country="US"/>
    </style:style>
    <style:style style:name="P8" style:family="paragraph" style:parent-style-name="Text_20_body">
      <style:paragraph-properties fo:margin-left="0.5in" fo:margin-right="0in" fo:text-indent="-0.25in" style:auto-text-indent="false"/>
      <style:text-properties style:font-name="Calibri" fo:font-size="11pt" fo:language="en" fo:country="US"/>
    </style:style>
    <style:style style:name="P9" style:family="paragraph" style:parent-style-name="Text_20_body">
      <style:paragraph-properties fo:margin-left="0.75in" fo:margin-right="0in" fo:margin-top="0in" fo:margin-bottom="0in" fo:text-indent="-0.25in" style:auto-text-indent="false"/>
      <style:text-properties style:font-name="Calibri" fo:font-size="11pt" fo:language="en" fo:country="US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1.5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96829642" text:style-name="L1">
        <text:list-item>
          <text:p text:style-name="P1">Login (successful)</text:p>
          <text:list>
            <text:list-item>
              <text:p text:style-name="P1">Input username</text:p>
            </text:list-item>
            <text:list-item>
              <text:p text:style-name="P1">Input password</text:p>
            </text:list-item>
            <text:list-item>
              <text:p text:style-name="P1">info checked against db record of username</text:p>
            </text:list-item>
            <text:list-item>
              <text:p text:style-name="P1">user logged-in, sent to next activity</text:p>
            </text:list-item>
          </text:list>
        </text:list-item>
        <text:list-item>
          <text:p text:style-name="P5">Create User (unsuccessful)</text:p>
        </text:list-item>
      </text:list>
      <text:list xml:id="list2151602900" text:style-name="L2">
        <text:list-item>
          <text:list>
            <text:list-item>
              <text:p text:style-name="P6">press “New User”</text:p>
            </text:list-item>
            <text:list-item>
              <text:p text:style-name="P6">create New User activity</text:p>
            </text:list-item>
            <text:list-item>
              <text:p text:style-name="P6">user info sent to server</text:p>
            </text:list-item>
            <text:list-item>
              <text:p text:style-name="P6">info checked and error is sent back</text:p>
            </text:list-item>
            <text:list-item>
              <text:p text:style-name="P6">error displayed for user</text:p>
            </text:list-item>
          </text:list>
        </text:list-item>
        <text:list-item>
          <text:p text:style-name="P2">View Happenin’</text:p>
        </text:list-item>
      </text:list>
      <text:p text:style-name="P8"><text:span text:style-name="T2">.</text:span><text:span text:style-name="T1">      </text:span><text:span text:style-name="T2">(see Login)</text:span></text:p>
      <text:list xml:id="list105356093" text:style-name="L3">
        <text:list-item>
          <text:list>
            <text:list-item>
              <text:p text:style-name="P3">create View Happenin’s activity</text:p>
            </text:list-item>
            <text:list-item>
              <text:p text:style-name="P3">Happenin list requested</text:p>
            </text:list-item>
            <text:list-item>
              <text:p text:style-name="P3">list sent to app, list populated</text:p>
            </text:list-item>
            <text:list-item>
              <text:p text:style-name="P3">Happenin’ selected, </text:p>
            </text:list-item>
            <text:list-item>
              <text:p text:style-name="P3">create View Happenin’ activity</text:p>
            </text:list-item>
            <text:list-item>
              <text:p text:style-name="P3">Happenin’ info requested</text:p>
            </text:list-item>
            <text:list-item>
              <text:p text:style-name="P3">Happenin’ info received/populated</text:p>
            </text:list-item>
          </text:list>
        </text:list-item>
        <text:list-item>
          <text:p text:style-name="P3">View Happenin’ comments</text:p>
        </text:list-item>
      </text:list>
      <text:p text:style-name="P8"><text:soft-page-break/><text:span text:style-name="T2">.</text:span><text:span text:style-name="T1">      </text:span><text:span text:style-name="T2">(see View Happenin’)</text:span></text:p>
      <text:list xml:id="list1786367037" text:style-name="L4">
        <text:list-item>
          <text:list>
            <text:list-item>
              <text:p text:style-name="P4">press “View Comments”</text:p>
            </text:list-item>
            <text:list-item>
              <text:p text:style-name="P4">create View Comments activity</text:p>
            </text:list-item>
            <text:list-item>
              <text:p text:style-name="P4">Comment list requested</text:p>
            </text:list-item>
            <text:list-item>
              <text:p text:style-name="P4">Comment list populated</text:p>
            </text:list-item>
          </text:list>
        </text:list-item>
      </text:list>
      <text:p text:style-name="P7"><text:span text:style-name="T2">5.</text:span><text:span text:style-name="T1">    </text:span><text:span text:style-name="T2">Create past Happenin</text:span></text:p>
      <text:p text:style-name="P9"><text:span text:style-name="T2">a.</text:span><text:span text:style-name="T1">    </text:span><text:span text:style-name="T2">User sends info</text:span></text:p>
      <text:p text:style-name="P9"><text:span text:style-name="T2">b.</text:span><text:span text:style-name="T1">    </text:span><text:span text:style-name="T2">App checks end time</text:span></text:p>
      <text:p text:style-name="P9"><text:span text:style-name="T2">c.</text:span><text:span text:style-name="T1">    </text:span><text:span text:style-name="T2">App sends back error messag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Calibri" svg:font-family="Calibri, sans-serif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Marath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Marath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Marath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Zurn</meta:initial-creator>
    <meta:creation-date>2012-12-06T13:30:01</meta:creation-date>
    <dc:date>2012-12-06T13:31:09</dc:date>
    <dc:creator>Andrew Zurn</dc:creator>
    <meta:editing-duration>P0D</meta:editing-duration>
    <meta:editing-cycles>1</meta:editing-cycles>
    <meta:document-statistic meta:table-count="0" meta:image-count="0" meta:object-count="0" meta:page-count="2" meta:paragraph-count="30" meta:word-count="138" meta:character-count="797" meta:non-whitespace-character-count="690"/>
    <meta:generator>LibreOffice/3.5$Linux_X86_64 LibreOffice_project/350m1$Build-2</meta:generator>
  </office:meta>
</office:document-meta>
</file>